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900000204CE7FD7E6F98C71A6.png" manifest:media-type="image/png"/>
  <manifest:file-entry manifest:full-path="Pictures/100070F4000075D300003EBC0A32754CEF79345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545cm" svg:height="9.873cm" svg:x="-0.745cm" svg:y="0.1cm">
          <draw:image xlink:href="Pictures/100070F4000075D300003EBC0A32754CEF79345E.svg" xlink:type="simple" xlink:show="embed" xlink:actuate="onLoad" loext:mime-type="image/svg+xml">
            <text:p/>
          </draw:image>
          <draw:image xlink:href="Pictures/10000201000003C900000204CE7FD7E6F98C71A6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1T22:13:29.947675008</meta:creation-date>
    <dc:date>2024-09-13T10:23:57.591248717</dc:date>
    <meta:editing-duration>PT10M58S</meta:editing-duration>
    <meta:editing-cycles>3</meta:editing-cycles>
    <meta:generator>LibreOffice/6.4.7.2$Linux_X86_64 LibreOffice_project/40$Build-2</meta:generator>
    <meta:document-statistic meta:object-count="1"/>
  </office:meta>
</office:document-meta>
</file>